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8f13" officeooo:paragraph-rsid="00038f13"/>
    </style:style>
    <style:style style:name="P2" style:family="paragraph" style:parent-style-name="Standard" style:list-style-name="L1">
      <style:text-properties officeooo:rsid="00038f13" officeooo:paragraph-rsid="00038f13"/>
    </style:style>
    <style:style style:name="P3" style:family="paragraph" style:parent-style-name="Standard">
      <style:text-properties fo:language="es" fo:country="ES" officeooo:rsid="00038f13" officeooo:paragraph-rsid="00038f13"/>
    </style:style>
    <style:style style:name="P4" style:family="paragraph" style:parent-style-name="Standard">
      <style:text-properties fo:language="es" fo:country="ES" officeooo:rsid="00038f13" officeooo:paragraph-rsid="0003a987"/>
    </style:style>
    <style:style style:name="P5" style:family="paragraph" style:parent-style-name="Standard">
      <style:text-properties fo:language="es" fo:country="ES" officeooo:rsid="0003a987" officeooo:paragraph-rsid="0003a987"/>
    </style:style>
    <style:style style:name="P6" style:family="paragraph" style:parent-style-name="Standard" style:list-style-name="L2">
      <style:text-properties fo:language="es" fo:country="ES" officeooo:rsid="0003a987" officeooo:paragraph-rsid="0003a987"/>
    </style:style>
    <style:style style:name="P7" style:family="paragraph" style:parent-style-name="Standard">
      <style:text-properties fo:language="es" fo:country="ES" officeooo:rsid="00047b8d" officeooo:paragraph-rsid="0003a987"/>
    </style:style>
    <style:style style:name="P8" style:family="paragraph" style:parent-style-name="Standard">
      <style:text-properties fo:language="es" fo:country="ES" officeooo:rsid="00047b8d" officeooo:paragraph-rsid="00047b8d"/>
    </style:style>
    <style:style style:name="P9" style:family="paragraph" style:parent-style-name="Standard" style:list-style-name="L3">
      <style:text-properties fo:language="es" fo:country="ES" officeooo:rsid="00047b8d" officeooo:paragraph-rsid="00047b8d"/>
    </style:style>
    <style:style style:name="T1" style:family="text">
      <style:text-properties fo:language="es" fo:country="ES" officeooo:rsid="00058ef2"/>
    </style:style>
    <style:style style:name="T2" style:family="text">
      <style:text-properties fo:language="es" fo:country="ES"/>
    </style:style>
    <style:style style:name="T3" style:family="text">
      <style:text-properties officeooo:rsid="0003a987"/>
    </style:style>
    <style:style style:name="T4" style:family="text">
      <style:text-properties officeooo:rsid="00038f13"/>
    </style:style>
    <style:style style:name="T5" style:family="text">
      <style:text-properties officeooo:rsid="00047b8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storias de usuario:</text:p>
      <text:p text:style-name="P1"><text:tab/>-Inscribirse a un concurso.</text:p>
      <text:p text:style-name="P1"><text:tab/>-Registrase.</text:p>
      <text:p text:style-name="P1"><text:tab/>-Mostrar listado.</text:p>
      <text:p text:style-name="P1"><text:tab/><text:span text:style-name="T1">IMPLICITAS: iniciar y cerrar sesión. (no las implement</text:span><text:span text:style-name="T1">é</text:span><text:span text:style-name="T1">) <text:s/></text:span></text:p>
      <text:p text:style-name="P1"/>
      <text:p text:style-name="P1">ID: Registrase</text:p>
      <text:p text:style-name="P1">Titulo: como docente quiero registrarme para inscribirme a un concurso.</text:p>
      <text:p text:style-name="P1">Reglas de negocio:</text:p>
      <text:list text:style-name="L1">
        <text:list-item>
          <text:p text:style-name="P2">El mail debe ser único y será utilizado como nombre de usuario.</text:p>
        </text:list-item>
        <text:list-item>
          <text:p text:style-name="P2">los dni permitidos para concursar son aquellos menores a 55 millones y mayores a 12 millones.</text:p>
        </text:list-item>
      </text:list>
      <text:p text:style-name="P1"/>
      <text:p text:style-name="P1">Criterios de aceptación:</text:p>
      <text:p text:style-name="P1"><text:tab/></text:p>
      <text:p text:style-name="P1">Escenario 1: Registro exitoso.</text:p>
      <text:p text:style-name="P1"><text:tab/>-Dado el DNI 13millones y el mail aa no registrado en el sistema.</text:p>
      <text:p text:style-name="P1"><text:tab/>-Cuando el docente ingresa nombre:juan, apellido:juarez, mail:aa y DNI: 13millones.</text:p>
      <text:p text:style-name="P1"><text:tab/>-Entonces el sistema registra al docente en el sistema, envía un correo con la contraseña <text:tab/><text:span text:style-name="T2">asignada e informa “Registro completo, enviamos …”.</text:span></text:p>
      <text:p text:style-name="P3"/>
      <text:p text:style-name="P3">Escenario 2: <text:span text:style-name="T3">Mail ya registrado.</text:span></text:p>
      <text:p text:style-name="P3"><text:tab/>-<text:span text:style-name="T3">Dado el DNI 13 millones y el mail aa ya registrado en el sistema.</text:span></text:p>
      <text:p text:style-name="P4"><text:tab/>-<text:span text:style-name="T3">Cuando el docente ingresa</text:span> nombre:juan, apellido:juarez, mail:aa y DNI: 13millones.</text:p>
      <text:p text:style-name="P4"><text:tab/>-<text:span text:style-name="T3">Entonces el sistema informa “Mail ya registrado”.</text:span></text:p>
      <text:p text:style-name="P4"/>
      <text:p text:style-name="P5">Escenario 3: DNI mayor a 55 millones.</text:p>
      <text:p text:style-name="P5"><text:tab/>-Dado el DNI 56millones y el mail aa no registrado en el sistema.</text:p>
      <text:p text:style-name="P5"><text:tab/>-Cuando el docente ingresa <text:span text:style-name="T4">nombre:juan, apellido:juarez, mail:aa y DNI: </text:span>56<text:span text:style-name="T4">millones.</text:span></text:p>
      <text:p text:style-name="P5"><text:tab/>-Entonces el sistema informa “El DNI debe se menor a 55millones”.</text:p>
      <text:p text:style-name="P5"/>
      <text:p text:style-name="P5">Escenario 4: DNI menor a 12 millones.</text:p>
      <text:p text:style-name="P5"><text:tab/>-Dado el DNI 6millones y el mail aa no registrado en el sistema.</text:p>
      <text:p text:style-name="P5"><text:tab/>-Cuando el docente ingresa <text:span text:style-name="T4">nombre:juan, apellido:juarez, mail:aa y DNI:</text:span>6<text:span text:style-name="T4">millones.</text:span></text:p>
      <text:p text:style-name="P5"><text:tab/>-Entonces el sistema informa “El DNI debe se mayor a 12 millones”.</text:p>
      <text:p text:style-name="P5"/>
      <text:p text:style-name="P5"/>
      <text:p text:style-name="P5">ID: Inscribirse a un concurso.</text:p>
      <text:p text:style-name="P5">Titulo: como docente quiero inscribirme a un concurso para poder participar del mismo.</text:p>
      <text:p text:style-name="P5">Reglas de negocio: </text:p>
      <text:list text:style-name="L2">
        <text:list-item>
          <text:p text:style-name="P6">el docente no podrá inscribirse a más de 3 concursos.</text:p>
        </text:list-item>
      </text:list>
      <text:p text:style-name="P5"/>
      <text:p text:style-name="P5">Criterios de aceptación: </text:p>
      <text:p text:style-name="P5"/>
      <text:p text:style-name="P5">Escenario 1: Inscripción exitosa.</text:p>
      <text:p text:style-name="P5"><text:tab/>-Dado la materia mate <text:span text:style-name="T5">disponible</text:span> y el usuario aa(mail) con una cantidad de inscripciones a <text:tab/>concursos menor a 3.</text:p>
      <text:p text:style-name="P5"><text:tab/>-Cuando el usuario selecciona la materia mate y presiona “inscribirme”.</text:p>
      <text:p text:style-name="P5"><text:tab/>-Entonces el sistema registra al usuario en la materia e imprime el comprobante de la misma.</text:p>
      <text:p text:style-name="P5"/>
      <text:p text:style-name="P5">Escenario 2: Inscripción fallida por limite de inscripciones.</text:p>
      <text:p text:style-name="P5"><text:tab/> -Dado la materia mate <text:span text:style-name="T5">disponible</text:span> y el usuario aa(mail) con una cantidad de inscripciones=3.</text:p>
      <text:p text:style-name="P5"><text:soft-page-break/><text:tab/>-Cuando el usuario selecciona la materia mate y presiona “inscribirme”.</text:p>
      <text:p text:style-name="P5"><text:tab/>-Entonces el sistema informa “Debes tener menos de 3 inscripciones”.</text:p>
      <text:p text:style-name="P7"><text:tab/></text:p>
      <text:p text:style-name="P8">Escenario 3: Materia no disponible. //PUEDE SER QUE LA MATERIA AUN NO SE HABILITE O YA HAYA CERRADO SU INSCRIPCIÓN. </text:p>
      <text:p text:style-name="P8"><text:tab/><text:span text:style-name="T3">-Dado la materia mate </text:span>no disponible.</text:p>
      <text:p text:style-name="P8"><text:tab/>-<text:span text:style-name="T3">Cuando el usuario selecciona la materia mate y presiona “inscribirme”.</text:span></text:p>
      <text:p text:style-name="P8"><text:tab/>-Entonces el sistema informa “No es posible inscribirse a la materia”.</text:p>
      <text:p text:style-name="P8"/>
      <text:p text:style-name="P8"/>
      <text:p text:style-name="P8">ID: Listar inscriptos a materias.</text:p>
      <text:p text:style-name="P8">Titulo: como jefe de área de concursos quiero imprimir el listado de inscriptos a una materia determinada para poder ver la cantidad de inscripciones.</text:p>
      <text:p text:style-name="P8">Reglas de negocio: </text:p>
      <text:list text:style-name="L3">
        <text:list-item>
          <text:p text:style-name="P9">ordenanza número 123/19 de la UNLP.</text:p>
        </text:list-item>
      </text:list>
      <text:p text:style-name="P8"/>
      <text:p text:style-name="P8">Criterios de aceptación:</text:p>
      <text:p text:style-name="P8"/>
      <text:p text:style-name="P8">Escenario 1: Impresion exitosa.</text:p>
      <text:p text:style-name="P8"><text:tab/>-Dada la materia mate con 72 inscriptos.</text:p>
      <text:p text:style-name="P8"><text:tab/>-Cuando el jefe selecciona la materia mate y presiona “Imprimir listado”.</text:p>
      <text:p text:style-name="P8"><text:tab/>-Entonces el sistema informa el listado de los 72 inscriptos. </text:p>
      <text:p text:style-name="P8"/>
      <text:p text:style-name="P8">Escenario 2: Listado vacío.</text:p>
      <text:p text:style-name="P8"><text:tab/>-Dada la materia mate sin inscriptos.</text:p>
      <text:p text:style-name="P8"><text:tab/>-Cuando el jefe selecciona la materia mate y presiona “Imprimir listado”.</text:p>
      <text:p text:style-name="P8"><text:tab/>-Entonces el sistema informa “No hay inscriptos a este curso”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1T21:59:48.138291900</meta:creation-date>
    <meta:print-date>2025-09-11T22:37:41.292560200</meta:print-date>
    <meta:printed-by>Archivos PDF</meta:printed-by>
    <dc:date>2025-09-11T22:39:20.454082400</dc:date>
    <meta:editing-duration>PT1M39S</meta:editing-duration>
    <meta:editing-cycles>1</meta:editing-cycles>
    <meta:document-statistic meta:table-count="0" meta:image-count="0" meta:object-count="0" meta:page-count="2" meta:paragraph-count="59" meta:word-count="511" meta:character-count="3280" meta:non-whitespace-character-count="2787"/>
    <meta:generator>LibreOffice/25.2.5.2$Windows_X86_64 LibreOffice_project/03d19516eb2e1dd5d4ccd751a0d6f35f35e08022</meta:generator>
  </office:meta>
</office:document-meta>
</file>